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83cm" fo:min-width="4.9cm"/>
    </style:style>
    <style:style style:name="P1" style:family="paragraph"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5.4cm" svg:height="2.733cm" svg:x="5.7cm" svg:y="4.5cm">
          <draw:text-box>
            <text:p text:style-name="P1"><text:span text:style-name="T1">準備</text:span><text:span text:style-name="T1">中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6-05-05T18:13:58</meta:creation-date>
    <dc:date>2016-05-05T18:15:16</dc:date>
    <dc:creator>tokai </dc:creator>
    <meta:editing-duration>P0D</meta:editing-duration>
    <meta:editing-cycles>1</meta:editing-cycles>
    <meta:document-statistic meta:object-count="1"/>
    <meta:generator>LibreOffice/3.5$Linux_x86 LibreOffice_project/350m1$Build-2</meta:generator>
  </office:meta>
</office:document-meta>
</file>